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loext:graphic-properties draw:fill-gradient-name="gradient" draw:fill-hatch-name="hatch"/>
      <style:paragraph-properties fo:line-height="150%" fo:text-align="center" style:justify-single-word="false"/>
      <style:text-properties fo:font-size="16pt" officeooo:paragraph-rsid="00057f37" style:font-size-asian="16pt" style:font-size-complex="16pt"/>
    </style:style>
    <style:style style:name="P2" style:family="paragraph" style:parent-style-name="Standard">
      <loext:graphic-properties draw:fill-gradient-name="gradient" draw:fill-hatch-name="hatch"/>
      <style:paragraph-properties fo:line-height="150%"/>
      <style:text-properties fo:font-size="16pt" officeooo:paragraph-rsid="00057f37" style:font-size-asian="16pt" style:font-size-complex="16pt"/>
    </style:style>
    <style:style style:name="T1" style:family="text">
      <style:text-properties style:font-name="Times New Roman" fo:font-size="14pt" style:font-size-asian="14pt" style:font-name-complex="Times New Roman1" style:font-size-complex="14pt"/>
    </style:style>
    <style:style style:name="T2" style:family="text">
      <style:text-properties style:font-name="Times New Roman" fo:font-size="14pt" fo:language="en" fo:country="US" fo:font-style="italic" style:text-underline-style="solid" style:text-underline-width="auto" style:text-underline-color="font-color" fo:font-weight="bold" style:font-size-asian="14pt" style:font-style-asian="italic" style:font-weight-asian="bold" style:font-name-complex="Times New Roman1" style:font-size-complex="14pt"/>
    </style:style>
    <style:style style:name="T3" style:family="text">
      <style:text-properties style:font-name="Times New Roman" fo:language="en" fo:country="US" fo:font-style="italic" style:text-underline-style="solid" style:text-underline-width="auto" style:text-underline-color="font-color" fo:font-weight="bold" style:font-style-asian="italic" style:font-weight-asian="bold" style:font-name-complex="Times New Roman1"/>
    </style:style>
    <style:style style:name="T4" style:family="text">
      <style:text-properties style:font-name="Times New Roman" style:font-name-complex="Times New Roman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3">XXXVIII</text:span></text:p>
      <text:p text:style-name="P2"><text:span text:style-name="T4">Павел сидел в офисе за ноутбуком, обсуждая по почте инвестиции в его новое открытие. Даша, как обычно, вела занятия в университете. Теперь все было спокойно, однако место, на котором раньше сидел Павел, по-прежнему не оставалось пустым. Там сидела Джейн, внимательно осматривая аудиторию, при этом не выходя из образа студентки. После очередного занятия, Даша устало села за стол. Джейн подошла, встав неподалеку от нее. </text:span></text:p>
      <text:p text:style-name="P2"><text:span text:style-name="T4">–Не стоит так беспокоиться, Джейн. Думаю, Паша зря переживает и нам здесь ничего не угрожает. </text:span></text:p>
      <text:p text:style-name="P2"><text:span text:style-name="T4">–Хотелось бы верить. Но думаю, что все не так просто. Но пока ничего не происходит, и это хорошо. </text:span></text:p>
      <text:p text:style-name="P2"><text:span text:style-name="T4">Спокойствие, однако, продлилось недолго. В распахнувшуюся дверь аудитории вошли четверо высоких молодых людей в костюмах. Сняв черные очки, один из них, на вид ему было лет 25, подошел с серьезным видом к столу. </text:span></text:p>
      <text:p text:style-name="P2"><text:span text:style-name="T4">–Дарья Дмитриевна, пройдемте с нами по-хорошему, – сказал он.</text:span></text:p>
      <text:p text:style-name="P2"><text:span text:style-name="T4">–Кто вы такие и почему я должна с вами идти?! </text:span></text:p>
      <text:p text:style-name="P2"><text:span text:style-name="T4">–Это неважно! <text:s/>Пошли уже! – резко сказал он.</text:span></text:p>
      <text:p text:style-name="P2"><text:span text:style-name="T4">–Никуда я с вами не пойду! У меня работа!</text:span></text:p>
      <text:p text:style-name="P2"><text:span text:style-name="T4">–Даша, отойди! – крикнула Джейн, нанося резкий удар парню. </text:span></text:p>
      <text:p text:style-name="P2"><text:span text:style-name="T4">–Джейн, ты что творишь?! Разве так можно?</text:span></text:p>
      <text:p text:style-name="P2"><text:span text:style-name="T4">–Ты не поняла еще?! Они пришли похищать тебя! </text:span></text:p>
      <text:p text:style-name="P2"><text:span text:style-name="T4">Встав и отряхнувшись, он резко крикнул: «Идиоты, разберитесь с девчонкой!» Джейн с суровым видом встала в стойку, скинув пиджак. Резко трое остальных набросились на нее. Девушка сделала сальто </text:span><text:soft-page-break/><text:span text:style-name="T4">назад, принимая удары и мастерски отбиваясь. Тем временем, надев очки, парень схватил Дашу за руку и, достав пистолет, произнес: «Пошли, быстро!» Девушке ничего не осталось и, смирившись, она направилась за незнакомцем. На улице, он усадил ее в машину, сковав руки наручниками. «Поехали!» – резко сказал он водителю. В следующее мгновение, черная машина, резко вывернувшись со стоянки университета, понеслась прочь. «Это плохо», – сказала Джейн, провожая ее из окна взглядом. </text:span></text:p>
      <text:p text:style-name="P2"><text:span text:style-name="T4">–Ну и кто вы?! – громко сказала девушка троим парням в наручниках, отряхивая и надевая пиджак. </text:span></text:p>
      <text:p text:style-name="P2"><text:span text:style-name="T4">–Мы не собираемся разглашать эту информацию. Через 15 минут за нами пришлют вертолет. </text:span></text:p>
      <text:p text:style-name="P2"><text:span text:style-name="T4">–Кто сказал, что я вас отпущу. Вы хотели похить человека!</text:span></text:p>
      <text:p text:style-name="P2"><text:span text:style-name="T4">–Просим прощения, но ничего не можем поделать. </text:span></text:p>
      <text:p text:style-name="P2"><text:span text:style-name="T4">Через полчаса Алехин с гневным видом сидел за Дашиным столом, смотря то на Джейн, то на аудиторию, то в окно.</text:span></text:p>
      <text:p text:style-name="P2"><text:span text:style-name="T4">–Как это произошло Джейн?! Тебе же нет равных!</text:span></text:p>
      <text:p text:style-name="P2"><text:span text:style-name="T4">–Павел Даниилович, сами попробуйте против троих драться. А у четвертого еще и оружие было! </text:span></text:p>
      <text:p text:style-name="P2"><text:span text:style-name="T4">–Где эти уроды?! Я хочу лично поговорить с ними! </text:span></text:p>
      <text:p text:style-name="P2"><text:span text:style-name="T4">–Я не могу препятствовать ведомственным организациям. Они связаны с высшим научным обществом. </text:span></text:p>
      <text:p text:style-name="P2"><text:span text:style-name="T4">–Все это очень плохо! Ладно, едем домой. Евгений уже там.</text:span></text:p>
      <text:p text:style-name="P2"><text:span text:style-name="T4">Алехин резко вышел из аудитории, хлопнув дверью. Джейн поправила пиджак и, забрав ноутбук, проследовала за ним.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15T19:36:26.786000000</meta:creation-date>
    <dc:date>2022-05-15T19:36:53.155000000</dc:date>
    <meta:editing-duration>PT26S</meta:editing-duration>
    <meta:editing-cycles>1</meta:editing-cycles>
    <meta:document-statistic meta:table-count="0" meta:image-count="0" meta:object-count="0" meta:page-count="2" meta:paragraph-count="24" meta:word-count="416" meta:character-count="2682" meta:non-whitespace-character-count="2268"/>
    <meta:generator>LibreOffice/7.2.2.2$Windows_X86_64 LibreOffice_project/02b2acce88a210515b4a5bb2e46cbfb63fe97d56</meta:generator>
  </office:meta>
</office:document-meta>
</file>